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465in"/>
    </style:style>
    <style:style style:name="co2" style:family="table-column">
      <style:table-column-properties fo:break-before="auto" style:column-width="0.9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style:font-name="Liberation Sans2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wote-118_items-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5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08 Item Questionnaire Inspired by <text:span text:style-name="T1">The Wisdom of the Enneagram</text:span></text:p>
          </table:table-cell>
          <table:covered-table-cell table:number-columns-repeated="5" table:style-name="ce33"/>
          <table:table-cell table:number-columns-repeated="29"/>
        </table:table-row>
        <table:table-row table:style-name="ro2">
          <table:table-cell table:style-name="ce2"/>
          <table:table-cell table:style-name="ce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33"/>
          <table:table-cell table:style-name="ce7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table:style-name="ce7" office:value-type="string" calcext:value-type="string">
            <text:p>|</text:p>
          </table:table-cell>
          <table:table-cell table:number-columns-repeated="27"/>
          <table:table-cell table:style-name="ce6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mind my manners and am very polit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easy for me to understand others' viewpoint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an effort to avoid criticism, I often conform to others' expectation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 touch with my values and needs, and they drive my decision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not stand being bor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rmalcy is in the eye of the beholder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push myself and others beyond our comfort zon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nice to win people over to my sid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solid sense of what's right and wrong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self-conscious, but do my best to hide i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most situations I am cool, calm, and collec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give up too easi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 workaholic and am happiest when working towards a goal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traveling and experiencing different cultur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very curious and tend to know about a variety of thing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look down on weak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enjoy being somewhat of a contraria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been accused of being a perfectionis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spite my best efforts, I occasionally fall for scam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help stray pets find their old home or a new 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t peace with myself and most other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thing beats the feeling of succes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uld rather brainstorm ideas than actually implement the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lose track of time while getting lost in my work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ing well-organized helps me get more d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feel protective of my friends and fami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insist on making my own decisions, but do so only when I'm good and read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difficult to get along with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feels good to have people over and entertain the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be the best at what I do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now for a fact that "it's always darkest just before the dawn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 private pers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ake things serious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n independent pers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careful and fearful of embarassment for making mistak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trouble saving mone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"walk on the sunnyside of life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vivid imaginati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my best to make a good first impressi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iven enough time, I can solve highly complex problem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expressing my feelings and tend to "wear my heart on my sleeve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y skin is thicker than most others'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feel that only a very few people are truly worthy of my admirati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ople often seem to know that it's safe to confide in m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ry to what the "experts" say, I am able to multitask efficient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try to help people who really want to be left al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afraid to break the rul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2">I am not afraid to occasionally </text:span>cut corner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thorough and detail-orien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re about other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now how to get the things I ne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important to know the rules, even if you are going to break the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ill sometimes take responsibility when others won'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The wealthiest person is a pauper at times, compared to a man with a satisfied mind”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dventurous and love to try new thing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mind sulking and wallowing in negativity when I feel dow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competent and efficien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it when people respond positively to my encouragemen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hat doesn't kill you, makes you stronger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double-check my work before moving 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groups I tend to be silent and invisib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flexible, but can be a bit stubborn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riety is the spice of lif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lot of anxiet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thoughtful and often generou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 romantic and long to find my soul mat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tional decisions are best, and they require the absolute truth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see life from a zero-sum, winner-take-all perspectiv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honest, fair, and impartial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value excitement and am not afraid to take risk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emotional, but can be very logical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expect my efforts to be apprecia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t times I care more for others than I do for myself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vocal and temperamental when things aren't going my wa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ople sometimes tell me I should get out mor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believe ideals can make us better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my very closest friends have seen my vulnerable sid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asily distrac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hen things aren't going well, I do not hesitate to change cours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keep up with how my friends are doing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suspicious of others' hidden motiv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do my best work when left al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7]);1;IF(ISTEXT([.C87]);2;IF(ISTEXT([.D87]);3;IF(ISTEXT([.E87]);4;IF(ISTEXT([.F8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to dive deeply into interesting topic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8]);1;IF(ISTEXT([.C88]);2;IF(ISTEXT([.D88]);3;IF(ISTEXT([.E88]);4;IF(ISTEXT([.F8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daptable and don't mind following another person's lea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brutally honest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it when things are going well and I'm in the flow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91]);1;IF(ISTEXT([.C91]);2;IF(ISTEXT([.D91]);3;IF(ISTEXT([.E91]);4;IF(ISTEXT([.F9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n active person and have a busy schedu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2]);1;IF(ISTEXT([.C92]);2;IF(ISTEXT([.D92]);3;IF(ISTEXT([.E92]);4;IF(ISTEXT([.F9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ing a mission is key to making life worthwhi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93]);1;IF(ISTEXT([.C93]);2;IF(ISTEXT([.D93]);3;IF(ISTEXT([.E93]);4;IF(ISTEXT([.F9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nice to have some control over the work I am doing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warms my heart to think I helped someone feel better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ubt myself -- and most everyone else as well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96]);1;IF(ISTEXT([.C96]);2;IF(ISTEXT([.D96]);3;IF(ISTEXT([.E96]);4;IF(ISTEXT([.F9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ce I get going on something, it can be hard to change cours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97]);1;IF(ISTEXT([.C97]);2;IF(ISTEXT([.D97]);3;IF(ISTEXT([.E97]);4;IF(ISTEXT([.F9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is important for me to be comfortable, both mentally and physical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a fight, I will not surrender until I absolutely have to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ebound quickly from bad experienc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00]);1;IF(ISTEXT([.C100]);2;IF(ISTEXT([.D100]);3;IF(ISTEXT([.E100]);4;IF(ISTEXT([.F10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not like to joke aroun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1]);1;IF(ISTEXT([.C101]);2;IF(ISTEXT([.D101]);3;IF(ISTEXT([.E101]);4;IF(ISTEXT([.F10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ompetitive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feel lonely and misunderstoo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03]);1;IF(ISTEXT([.C103]);2;IF(ISTEXT([.D103]);3;IF(ISTEXT([.E103]);4;IF(ISTEXT([.F10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help the homeles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04]);1;IF(ISTEXT([.C104]);2;IF(ISTEXT([.D104]);3;IF(ISTEXT([.E104]);4;IF(ISTEXT([.F10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pointless to stress out about things you can't chang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05]);1;IF(ISTEXT([.C105]);2;IF(ISTEXT([.D105]);3;IF(ISTEXT([.E105]);4;IF(ISTEXT([.F10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ersistent: "when the going gets tough, the tough get going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very active internal dialogu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te to make mistak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push myself to the limits of my capabiliti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09]);1;IF(ISTEXT([.C109]);2;IF(ISTEXT([.D109]);3;IF(ISTEXT([.E109]);4;IF(ISTEXT([.F10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hen I have had enough of something, I move on to something els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hide my self-doubt and insecuriti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11]);1;IF(ISTEXT([.C111]);2;IF(ISTEXT([.D111]);3;IF(ISTEXT([.E111]);4;IF(ISTEXT([.F1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friend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12]);1;IF(ISTEXT([.C112]);2;IF(ISTEXT([.D112]);3;IF(ISTEXT([.E112]);4;IF(ISTEXT([.F1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29"/>
        </table:table-row>
        <table:table-row table:style-name="ro4">
          <table:table-cell table:number-columns-repeated="35"/>
        </table:table-row>
        <table:table-row table:style-name="ro4">
          <table:table-cell table:style-name="ce11" office:value-type="string" calcext:value-type="string">
            <text:p>Items inspired by and paraphrased from “Personality Inventory” items in the book <text:span text:style-name="T3">The Wisdom of the Enneagram </text:span>by Don Richard Riso, and Russ Hudson, 1999.</text:p>
          </table:table-cell>
          <table:table-cell table:number-columns-repeated="34"/>
        </table:table-row>
        <table:table-row table:style-name="ro4" table:number-rows-repeated="3">
          <table:table-cell table:number-columns-repeated="35"/>
        </table:table-row>
        <table:table-row table:style-name="ro5">
          <table:table-cell table:style-name="ce12" office:value-type="string" calcext:value-type="string">
            <text:p>Results appear below, starting on row 201</text:p>
          </table:table-cell>
          <table:table-cell table:number-columns-repeated="34"/>
        </table:table-row>
        <table:table-row table:style-name="ro4" table:number-rows-repeated="81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3" office:value-type="string" calcext:value-type="string">
            <text:p>Raw</text:p>
          </table:table-cell>
          <table:table-cell table:style-name="ce23" office:value-type="string" calcext:value-type="string">
            <text:p>Percent</text:p>
          </table:table-cell>
          <table:table-cell table:style-name="ce4"/>
          <table:table-cell table:style-name="ce23" office:value-type="string" calcext:value-type="string">
            <text:p>Percent</text:p>
          </table:table-cell>
          <table:table-cell table:style-name="ce23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3" office:value-type="string" calcext:value-type="string">
            <text:p>Type<text:span text:style-name="T4">¹</text:span></text:p>
          </table:table-cell>
          <table:table-cell table:style-name="ce23" office:value-type="string" calcext:value-type="string">
            <text:p>[12-60]<text:span text:style-name="T4">²</text:span></text:p>
          </table:table-cell>
          <table:table-cell table:style-name="ce23" office:value-type="string" calcext:value-type="string">
            <text:p>Of Type</text:p>
          </table:table-cell>
          <table:table-cell table:style-name="ce23" office:value-type="string" calcext:value-type="string">
            <text:p>Meaning</text:p>
          </table:table-cell>
          <table:table-cell table:style-name="ce23" office:value-type="string" calcext:value-type="string">
            <text:p>Of Total</text:p>
          </table:table-cell>
          <table:table-cell table:style-name="ce23" office:value-type="string" calcext:value-type="string">
            <text:p>Type(s)<text:span text:style-name="T4">³</text:span>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1: The Reformer</text:p>
          </table:table-cell>
          <table:table-cell table:style-name="ce22" table:formula="of:=SUM([.AI13];[.AI22];[.AI29];[.AI37];[.AI50];[.AI57];[.AI64];[.AI73];[.AI81];[.AI93];[.AI101];[.AI108])" office:value-type="float" office:value="0" calcext:value-type="float">
            <text:p>0</text:p>
          </table:table-cell>
          <table:table-cell table:style-name="ce26" table:formula="of:=([.B203]-12)*0.02083333" office:value-type="percentage" office:value="-0.24999996" calcext:value-type="percentage">
            <text:p>-25.00%</text:p>
          </table:table-cell>
          <table:table-cell table:style-name="ce22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3]/[.C212])" office:value-type="percentage" office:value="0.111111111111111" calcext:value-type="percentage">
            <text:p>11.11%</text:p>
          </table:table-cell>
          <table:table-cell table:style-name="ce27" table:formula="of:=IF(MAX([.B203:.B211])&lt;=[.B203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2: The Helper</text:p>
          </table:table-cell>
          <table:table-cell table:style-name="ce22" table:formula="of:=SUM([.AI12];[.AI24];[.AI33];[.AI45];[.AI54];[.AI62];[.AI69];[.AI77];[.AI85];[.AI95];[.AI104];[.AI112])" office:value-type="float" office:value="0" calcext:value-type="float">
            <text:p>0</text:p>
          </table:table-cell>
          <table:table-cell table:style-name="ce26" table:formula="of:=([.B204]-12)*0.02083333" office:value-type="percentage" office:value="-0.24999996" calcext:value-type="percentage">
            <text:p>-25.00%</text:p>
          </table:table-cell>
          <table:table-cell table:style-name="ce22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4]/[.C212])" office:value-type="percentage" office:value="0.111111111111111" calcext:value-type="percentage">
            <text:p>11.11%</text:p>
          </table:table-cell>
          <table:table-cell table:style-name="ce27" table:formula="of:=IF(MAX([.B203:.B211])&lt;=[.B204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3: The Achiever</text:p>
          </table:table-cell>
          <table:table-cell table:style-name="ce22" table:formula="of:=SUM([.AI5];[.AI17];[.AI26];[.AI34];[.AI43];[.AI52];[.AI61];[.AI76];[.AI84];[.AI91];[.AI102];[.AI111])" office:value-type="float" office:value="0" calcext:value-type="float">
            <text:p>0</text:p>
          </table:table-cell>
          <table:table-cell table:style-name="ce26" table:formula="of:=([.B205]-12)*0.02083333" office:value-type="percentage" office:value="-0.24999996" calcext:value-type="percentage">
            <text:p>-25.00%</text:p>
          </table:table-cell>
          <table:table-cell table:style-name="ce22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5]/[.C212])" office:value-type="percentage" office:value="0.111111111111111" calcext:value-type="percentage">
            <text:p>11.11%</text:p>
          </table:table-cell>
          <table:table-cell table:style-name="ce27" table:formula="of:=IF(MAX([.B203:.B211])&lt;=[.B205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4: The Individualist</text:p>
          </table:table-cell>
          <table:table-cell table:style-name="ce22" table:formula="of:=SUM([.AI8];[.AI16];[.AI21];[.AI32];[.AI42];[.AI51];[.AI60];[.AI70];[.AI79];[.AI87];[.AI94];[.AI103])" office:value-type="float" office:value="0" calcext:value-type="float">
            <text:p>0</text:p>
          </table:table-cell>
          <table:table-cell table:style-name="ce26" table:formula="of:=([.B206]-12)*0.02083333" office:value-type="percentage" office:value="-0.24999996" calcext:value-type="percentage">
            <text:p>-25.00%</text:p>
          </table:table-cell>
          <table:table-cell table:style-name="ce22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6]/[.C212])" office:value-type="percentage" office:value="0.111111111111111" calcext:value-type="percentage">
            <text:p>11.11%</text:p>
          </table:table-cell>
          <table:table-cell table:style-name="ce27" table:formula="of:=IF(MAX([.B203:.B211])&lt;=[.B206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5: The Investigator</text:p>
          </table:table-cell>
          <table:table-cell table:style-name="ce22" table:formula="of:=SUM([.AI10];[.AI19];[.AI28];[.AI36];[.AI44];[.AI53];[.AI65];[.AI71];[.AI80];[.AI88];[.AI97];[.AI107])" office:value-type="float" office:value="0" calcext:value-type="float">
            <text:p>0</text:p>
          </table:table-cell>
          <table:table-cell table:style-name="ce26" table:formula="of:=([.B207]-12)*0.02083333" office:value-type="percentage" office:value="-0.24999996" calcext:value-type="percentage">
            <text:p>-25.00%</text:p>
          </table:table-cell>
          <table:table-cell table:style-name="ce22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7]/[.C212])" office:value-type="percentage" office:value="0.111111111111111" calcext:value-type="percentage">
            <text:p>11.11%</text:p>
          </table:table-cell>
          <table:table-cell table:style-name="ce27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6: The Loyalist</text:p>
          </table:table-cell>
          <table:table-cell table:style-name="ce22" table:formula="of:=SUM([.AI7];[.AI14];[.AI23];[.AI31];[.AI39];[.AI47];[.AI56];[.AI68];[.AI75];[.AI86];[.AI96];[.AI106])" office:value-type="float" office:value="0" calcext:value-type="float">
            <text:p>0</text:p>
          </table:table-cell>
          <table:table-cell table:style-name="ce26" table:formula="of:=([.B208]-12)*0.02083333" office:value-type="percentage" office:value="-0.24999996" calcext:value-type="percentage">
            <text:p>-25.00%</text:p>
          </table:table-cell>
          <table:table-cell table:style-name="ce22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8]/[.C212])" office:value-type="percentage" office:value="0.111111111111111" calcext:value-type="percentage">
            <text:p>11.11%</text:p>
          </table:table-cell>
          <table:table-cell table:style-name="ce27" table:formula="of:=IF(MAX([.B203:.B211])&lt;=[.B208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7: The Enthusiast</text:p>
          </table:table-cell>
          <table:table-cell table:style-name="ce22" table:formula="of:=SUM([.AI9];[.AI18];[.AI27];[.AI40];[.AI49];[.AI59];[.AI67];[.AI74];[.AI83];[.AI92];[.AI100];[.AI110])" office:value-type="float" office:value="0" calcext:value-type="float">
            <text:p>0</text:p>
          </table:table-cell>
          <table:table-cell table:style-name="ce26" table:formula="of:=([.B209]-12)*0.02083333" office:value-type="percentage" office:value="-0.24999996" calcext:value-type="percentage">
            <text:p>-25.00%</text:p>
          </table:table-cell>
          <table:table-cell table:style-name="ce22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9]/[.C212])" office:value-type="percentage" office:value="0.111111111111111" calcext:value-type="percentage">
            <text:p>11.11%</text:p>
          </table:table-cell>
          <table:table-cell table:style-name="ce27" table:formula="of:=IF(MAX([.B203:.B211])&lt;=[.B209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8: The Challenger</text:p>
          </table:table-cell>
          <table:table-cell table:style-name="ce22" table:formula="of:=SUM([.AI11];[.AI20];[.AI30];[.AI38];[.AI46];[.AI55];[.AI63];[.AI72];[.AI82];[.AI90];[.AI99];[.AI109])" office:value-type="float" office:value="0" calcext:value-type="float">
            <text:p>0</text:p>
          </table:table-cell>
          <table:table-cell table:style-name="ce26" table:formula="of:=([.B210]-12)*0.02083333" office:value-type="percentage" office:value="-0.24999996" calcext:value-type="percentage">
            <text:p>-25.00%</text:p>
          </table:table-cell>
          <table:table-cell table:style-name="ce22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10]/[.C212])" office:value-type="percentage" office:value="0.111111111111111" calcext:value-type="percentage">
            <text:p>11.11%</text:p>
          </table:table-cell>
          <table:table-cell table:style-name="ce27" table:formula="of:=IF(MAX([.B203:.B211])&lt;=[.B210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5" office:value-type="string" calcext:value-type="string">
            <text:p>9: The Peacemaker</text:p>
          </table:table-cell>
          <table:table-cell table:style-name="ce24" table:formula="of:=SUM([.AI6];[.AI15];[.AI25];[.AI35];[.AI41];[.AI48];[.AI58];[.AI66];[.AI78];[.AI89];[.AI98];[.AI105])" office:value-type="float" office:value="0" calcext:value-type="float">
            <text:p>0</text:p>
          </table:table-cell>
          <table:table-cell table:style-name="ce26" table:formula="of:=([.B211]-12)*0.02083333" office:value-type="percentage" office:value="-0.24999996" calcext:value-type="percentage">
            <text:p>-25.00%</text:p>
          </table:table-cell>
          <table:table-cell table:style-name="ce24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Low" calcext:value-type="string">
            <text:p>Very Low</text:p>
          </table:table-cell>
          <table:table-cell table:style-name="ce28" table:formula="of:=([.C211]/[.C212])" office:value-type="percentage" office:value="0.111111111111111" calcext:value-type="percentage">
            <text:p>11.11%</text:p>
          </table:table-cell>
          <table:table-cell table:style-name="ce27" table:formula="of:=IF(MAX([.B207:.B215])&lt;=[.B211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otals</text:p>
          </table:table-cell>
          <table:table-cell table:style-name="ce25"/>
          <table:table-cell table:style-name="ce27" table:formula="of:=SUM([.C203:.C211])" office:value-type="percentage" office:value="-2.24999964" calcext:value-type="percentage">
            <text:p>-225.00%</text:p>
          </table:table-cell>
          <table:table-cell table:style-name="ce25"/>
          <table:table-cell table:style-name="ce27" table:formula="of:=SUM([.E203:.E211])" office:value-type="percentage" office:value="1" calcext:value-type="percentage">
            <text:p>100.00%</text:p>
          </table:table-cell>
          <table:table-cell table:style-name="ce25"/>
          <table:table-cell table:number-columns-repeated="29"/>
        </table:table-row>
        <table:table-row table:style-name="ro4" table:number-rows-repeated="2">
          <table:table-cell/>
          <table:table-cell table:style-name="ce4" table:number-columns-repeated="5"/>
          <table:table-cell table:number-columns-repeated="29"/>
        </table:table-row>
        <table:table-row table:style-name="ro4">
          <table:table-cell table:style-name="ce17" office:value-type="string" calcext:value-type="string" table:number-columns-spanned="6" table:number-rows-spanned="1">
            <text:p>¹ Type names come from the book <text:span text:style-name="T3">The Wisdom of the Enneagram</text:span> by Don Richard Riso and Russ Hudson, 1999.</text:p>
          </table:table-cell>
          <table:covered-table-cell table:number-columns-repeated="5" table:style-name="ce33"/>
          <table:table-cell table:number-columns-repeated="29"/>
        </table:table-row>
        <table:table-row table:style-name="ro4">
          <table:table-cell table:style-name="ce18" office:value-type="string" calcext:value-type="string" table:number-columns-spanned="6" table:number-rows-spanned="1">
            <text:p><text:span text:style-name="T2">² With (108/9)=12 items for each type, the Lowest possible Raw Score is (12*1)=12</text:span>, and the Highest possible Raw Score is (12*5)=60.</text:p>
          </table:table-cell>
          <table:covered-table-cell table:number-columns-repeated="5" table:style-name="ce33"/>
          <table:table-cell table:number-columns-repeated="29"/>
        </table:table-row>
        <table:table-row table:style-name="ro4">
          <table:table-cell table:style-name="ce18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33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twote-118_items-0'.A10:'twote-118_items-0'.B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8:59:23.55154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2T19:00:05.555679234</dc:date>
    <meta:editing-duration>P1DT1H56M29S</meta:editing-duration>
    <meta:editing-cycles>71</meta:editing-cycles>
    <meta:document-statistic meta:table-count="1" meta:cell-count="522" meta:object-count="0"/>
  </office:meta>
</office:document-meta>
</file>